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/>
      <style:text-properties officeooo:rsid="0015b77d" officeooo:paragraph-rsid="0015b77d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5b77d" officeooo:paragraph-rsid="0015b77d"/>
    </style:style>
    <style:style style:name="P4" style:family="paragraph" style:parent-style-name="Header_20_left">
      <style:paragraph-properties fo:text-align="end" style:justify-single-word="false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officeooo:rsid="0015b77d" officeooo:paragraph-rsid="0015b77d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officeooo:paragraph-rsid="0015b77d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officeooo:paragraph-rsid="00178c16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officeooo:rsid="00178c16" officeooo:paragraph-rsid="00178c16"/>
    </style:style>
    <style:style style:name="P9" style:family="paragraph" style:parent-style-name="Text_20_body" style:list-style-name="L1">
      <style:paragraph-properties fo:line-height="200%" fo:text-align="start" style:justify-single-word="false"/>
      <style:text-properties officeooo:paragraph-rsid="00178c16"/>
    </style:style>
    <style:style style:name="P10" style:family="paragraph" style:parent-style-name="Text_20_body" style:list-style-name="L1">
      <style:paragraph-properties fo:line-height="200%" fo:text-align="start" style:justify-single-word="false"/>
      <style:text-properties officeooo:rsid="00178c16" officeooo:paragraph-rsid="00178c16"/>
    </style:style>
    <style:style style:name="T1" style:family="text">
      <style:text-properties officeooo:rsid="0015b77d"/>
    </style:style>
    <style:style style:name="T2" style:family="text">
      <style:text-properties fo:font-weight="bold" officeooo:rsid="0015b77d" style:font-weight-asian="bold" style:font-weight-complex="bold"/>
    </style:style>
    <style:style style:name="T3" style:family="text">
      <style:text-properties fo:font-weight="bold" officeooo:rsid="00178c16" style:font-weight-asian="bold" style:font-weight-complex="bold"/>
    </style:style>
    <style:style style:name="T4" style:family="text">
      <style:text-properties officeooo:rsid="00160891"/>
    </style:style>
    <style:style style:name="T5" style:family="text">
      <style:text-properties officeooo:rsid="00178c16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an Hunter Gray</text:p>
      <text:p text:style-name="P2">Professor Nina Peterson</text:p>
      <text:p text:style-name="P2">CS-445-70</text:p>
      <text:p text:style-name="P2"><text:span text:style-name="T4">30</text:span> January 2024</text:p>
      <text:p text:style-name="P3">Module 2: The Relational Model: Introduction, QBE, and Relational Algebra</text:p>
      <text:list text:style-name="L1">
        <text:list-item>
          <text:p text:style-name="P5">Examining Relational Databases</text:p>
          <text:list>
            <text:list-item>
              <text:p text:style-name="P6"><text:span text:style-name="T2">Query-by-Example</text:span><text:span text:style-name="T1">: </text:span>A visual interface that helps you retrieve data from relational databases.</text:p>
            </text:list-item>
            <text:list-item>
              <text:p text:style-name="P5">Relational Database Shorthand</text:p>
              <text:list>
                <text:list-item>
                  <text:p text:style-name="P5"/>
                </text:list-item>
              </text:list>
            </text:list-item>
          </text:list>
        </text:list-item>
        <text:list-item>
          <text:p text:style-name="P5">Creating Simple Queries and Using Query-By-Example</text:p>
        </text:list-item>
        <text:list-item>
          <text:p text:style-name="P5">Using Simple Criteria</text:p>
        </text:list-item>
        <text:list-item>
          <text:p text:style-name="P5">Using Compound Criteria</text:p>
        </text:list-item>
        <text:list-item>
          <text:p text:style-name="P5">Creating Computed Fields</text:p>
        </text:list-item>
        <text:list-item>
          <text:p text:style-name="P5">Summarizing with Aggregate Functions and Grouping</text:p>
        </text:list-item>
        <text:list-item>
          <text:p text:style-name="P5">Sorting Records</text:p>
          <text:list>
            <text:list-item>
              <text:p text:style-name="P5">Sorting on Multiple Keys</text:p>
            </text:list-item>
          </text:list>
        </text:list-item>
        <text:list-item>
          <text:p text:style-name="P5">Joining Tables</text:p>
          <text:list>
            <text:list-item>
              <text:p text:style-name="P5">Joining Multiple Tables</text:p>
            </text:list-item>
          </text:list>
        </text:list-item>
        <text:list-item>
          <text:p text:style-name="P5">Using an Update Query</text:p>
        </text:list-item>
        <text:list-item>
          <text:p text:style-name="P5">Using a Delete Query</text:p>
        </text:list-item>
        <text:list-item>
          <text:p text:style-name="P5">Using a Make-Table Query</text:p>
        </text:list-item>
        <text:list-item>
          <text:p text:style-name="P5">Optimizing Queries</text:p>
        </text:list-item>
        <text:list-item>
          <text:p text:style-name="P5">Examining Relational Algebra</text:p>
          <text:list>
            <text:list-item>
              <text:p text:style-name="P5"><text:soft-page-break/>Selection</text:p>
              <text:list>
                <text:list-item>
                  <text:p text:style-name="P7"><text:span text:style-name="T3">SELECT</text:span><text:span text:style-name="T5">: S</text:span>QL keyword to select fields and records from a relational database; also, the relational algebra command to select rows from a table.</text:p>
                  <text:list>
                    <text:list-item>
                      <text:p text:style-name="P9"><text:span text:style-name="T5">I</text:span>n relational algebra, retrieves certain rows from an existing table (based on some user-specified criteria) and saves them as a new table.</text:p>
                    </text:list-item>
                  </text:list>
                </text:list-item>
                <text:list-item>
                  <text:p text:style-name="P10"><text:s/><text:tab/></text:p>
                </text:list-item>
              </text:list>
            </text:list-item>
            <text:list-item>
              <text:p text:style-name="P5">Projection</text:p>
            </text:list-item>
            <text:list-item>
              <text:p text:style-name="P5">Joining</text:p>
            </text:list-item>
            <text:list-item>
              <text:p text:style-name="P5">Union</text:p>
            </text:list-item>
            <text:list-item>
              <text:p text:style-name="P5">Intersection</text:p>
            </text:list-item>
            <text:list-item>
              <text:p text:style-name="P5">Difference</text:p>
            </text:list-item>
            <text:list-item>
              <text:p text:style-name="P5">Product</text:p>
            </text:list-item>
            <text:list-item>
              <text:p text:style-name="P5">Division</text:p>
            </text:list-item>
          </text:list>
        </text:list-item>
        <text:list-item>
          <text:p text:style-name="P5">Chapter Review</text:p>
          <text:list>
            <text:list-item>
              <text:p text:style-name="P5">Summary</text:p>
            </text:list-item>
            <text:list-item>
              <text:p text:style-name="P5">Key Terms</text:p>
              <text:list>
                <text:list-item>
                  <text:p text:style-name="P7"><text:span text:style-name="T5">Relational Algebra: Q</text:span>uery language that takes instances of relations as input and yields instances of relations as output.</text:p>
                  <text:list>
                    <text:list-item>
                      <text:p text:style-name="P8">Provides foundation for SQL</text:p>
                    </text:list-item>
                  </text:list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style style:name="MT1" style:family="text">
      <style:text-properties officeooo:rsid="0015b77d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ray </text:span><text:bookmark-start text:name="PageNumWizard_HEADER_Default Page Style1"/><text:page-number text:select-page="current">1</text:page-number><text:bookmark-end text:name="PageNumWizard_HEADER_Default Page Style1"/></text:p>
      </style:header>
      <style:header-left>
        <text:p text:style-name="MP2"><text:span text:style-name="MT1">Gray </text:span><text:bookmark-start text:name="PageNumWizard_HEADER_Default Page Style2"/><text:page-number text:select-page="current">2</text:page-number><text:bookmark-end text:name="PageNumWizard_HEADER_Default Page Style2"/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0:42:11.590807785</meta:creation-date>
    <dc:date>2024-01-30T13:54:50.137000000</dc:date>
    <meta:editing-duration>PT4H11M52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2" meta:word-count="206" meta:character-count="1273" meta:non-whitespace-character-count="1139"/>
  </office:meta>
</office:document-meta>
</file>